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4328" calcext:value-type="float">
            <text:p>75.0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0488" calcext:value-type="float">
            <text:p>74.7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9528" calcext:value-type="float">
            <text:p>74.7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0552" calcext:value-type="float">
            <text:p>74.5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6984" calcext:value-type="float">
            <text:p>74.1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6464" calcext:value-type="float">
            <text:p>73.8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5296" calcext:value-type="float">
            <text:p>73.6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7008" calcext:value-type="float">
            <text:p>73.5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1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0328" calcext:value-type="float">
            <text:p>73.4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1376" calcext:value-type="float">
            <text:p>72.7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0912" calcext:value-type="float">
            <text:p>73.5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0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0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0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3192" calcext:value-type="float">
            <text:p>72.7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0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200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7184" calcext:value-type="float">
            <text:p>71.9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6848" calcext:value-type="float">
            <text:p>72.3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8632" calcext:value-type="float">
            <text:p>74.3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9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7936" calcext:value-type="float">
            <text:p>71.8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8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8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708" calcext:value-type="float">
            <text:p>71.8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8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5992" calcext:value-type="float">
            <text:p>72.3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8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8768" calcext:value-type="float">
            <text:p>72.4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6496" calcext:value-type="float">
            <text:p>71.7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6224" calcext:value-type="float">
            <text:p>71.8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7104" calcext:value-type="float">
            <text:p>71.3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8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6728" calcext:value-type="float">
            <text:p>71.3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2304" calcext:value-type="float">
            <text:p>71.0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7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2304" calcext:value-type="float">
            <text:p>71.0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4584" calcext:value-type="float">
            <text:p>70.2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3056" calcext:value-type="float">
            <text:p>67.1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7824" calcext:value-type="float">
            <text:p>65.6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7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7144" calcext:value-type="float">
            <text:p>64.0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1096" calcext:value-type="float">
            <text:p>62.8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636" calcext:value-type="float">
            <text:p>62.3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7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7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6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7424" calcext:value-type="float">
            <text:p>58.6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9832" calcext:value-type="float">
            <text:p>57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6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0712" calcext:value-type="float">
            <text:p>56.7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6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5928" calcext:value-type="float">
            <text:p>53.5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6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784" calcext:value-type="float">
            <text:p>51.9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802</text:p>
          </table:table-cell>
          <table:table-cell office:value-type="string" calcext:value-type="string">
            <text:p>Chalk Hill Quad</text:p>
          </table:table-cell>
          <table:table-cell office:value-type="string" calcext:value-type="string">
            <text:p>196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6128" calcext:value-type="float">
            <text:p>51.3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